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993" officeooo:paragraph-rsid="0003b993"/>
    </style:style>
    <style:style style:name="P2" style:family="paragraph" style:parent-style-name="Standard">
      <style:text-properties officeooo:rsid="00050662" officeooo:paragraph-rsid="00050662"/>
    </style:style>
    <style:style style:name="P3" style:family="paragraph" style:parent-style-name="Standard">
      <style:text-properties officeooo:rsid="00056343" officeooo:paragraph-rsid="00056343"/>
    </style:style>
    <style:style style:name="P4" style:family="paragraph" style:parent-style-name="Standard">
      <style:text-properties officeooo:rsid="0006808b" officeooo:paragraph-rsid="0006808b"/>
    </style:style>
    <style:style style:name="P5" style:family="paragraph" style:parent-style-name="Standard">
      <style:text-properties officeooo:rsid="00081041" officeooo:paragraph-rsid="00081041"/>
    </style:style>
    <style:style style:name="P6" style:family="paragraph" style:parent-style-name="Standard">
      <style:text-properties officeooo:rsid="00096eba" officeooo:paragraph-rsid="00096eba"/>
    </style:style>
    <style:style style:name="P7" style:family="paragraph" style:parent-style-name="Standard">
      <style:text-properties officeooo:rsid="000b3935" officeooo:paragraph-rsid="000b3935"/>
    </style:style>
    <style:style style:name="P8" style:family="paragraph" style:parent-style-name="Standard">
      <style:text-properties officeooo:rsid="000dd22b" officeooo:paragraph-rsid="000dd22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yper-Threading Technology Architecture and</text:p>
      <text:p text:style-name="P1">Microarchitecture</text:p>
      <text:p text:style-name="P1"/>
      <text:p text:style-name="P1">ABSTRACT</text:p>
      <text:p text:style-name="P1"/>
      <text:p text:style-name="P1">Intel’s Hyper-Threading Technology brings the concept</text:p>
      <text:p text:style-name="P1">of simultaneous multi-threading to the Intel</text:p>
      <text:p text:style-name="P1">Architecture. Hyper-Threading Technology makes a</text:p>
      <text:p text:style-name="P1">single physical processor appear as two logical</text:p>
      <text:p text:style-name="P1">processors; the physical execution resources are shared</text:p>
      <text:p text:style-name="P1">and the architecture state is duplicated for the two</text:p>
      <text:p text:style-name="P1">logical processors. From a software or architecture</text:p>
      <text:p text:style-name="P1">perspective, this means operating systems and user</text:p>
      <text:p text:style-name="P1">programs can schedule processes or threads to logical</text:p>
      <text:p text:style-name="P1">processors as they would on multiple physical</text:p>
      <text:p text:style-name="P1">processors</text:p>
      <text:p text:style-name="P1">From a microarchitecture perspective, this</text:p>
      <text:p text:style-name="P1">means that instructions from both logical processors</text:p>
      <text:p text:style-name="P1">will persist and execute simultaneously on shared</text:p>
      <text:p text:style-name="P1">execution resources.</text:p>
      <text:p text:style-name="P1"/>
      <text:p text:style-name="P1"/>
      <text:p text:style-name="P1">INTRODUCTION</text:p>
      <text:p text:style-name="P1"/>
      <text:p text:style-name="P1">systems demanding increasingly higher levels of processor</text:p>
      <text:p text:style-name="P1">performance. </text:p>
      <text:p text:style-name="P1">traditional approaches to processor</text:p>
      <text:p text:style-name="P1">design. Microarchitecture techniques used to achieve</text:p>
      <text:p text:style-name="P1">past processor performance improvement–super-</text:p>
      <text:p text:style-name="P1">pipelining, branch prediction, super-scalar execution,</text:p>
      <text:p text:style-name="P1">out-of-order</text:p>
      <text:p text:style-name="P1">execution,</text:p>
      <text:p text:style-name="P1">caches–have</text:p>
      <text:p text:style-name="P1">made</text:p>
      <text:p text:style-name="P1">microprocessors increasingly more complex, have more</text:p>
      <text:p text:style-name="P1">transistors, and consume more power.</text:p>
      <text:p text:style-name="P1"/>
      <text:p text:style-name="P1"/>
      <text:p text:style-name="P1">Processor architects are</text:p>
      <text:p text:style-name="P1">therefore looking for ways to improve performance at a</text:p>
      <text:p text:style-name="P1">greater rate than transistor counts and power</text:p>
      <text:p text:style-name="P1">dissipation. Intel’s Hyper-Threading Technology is one</text:p>
      <text:p text:style-name="P1">solution.</text:p>
      <text:p text:style-name="P1"/>
      <text:p text:style-name="P1"/>
      <text:p text:style-name="P2">The vast majority of techniques to improve processor</text:p>
      <text:p text:style-name="P2">performance from one generation to the next is complex</text:p>
      <text:p text:style-name="P2">and often adds significant die-size and power costs.</text:p>
      <text:p text:style-name="P2">These techniques increase performance but not with</text:p>
      <text:p text:style-name="P2">100% efficiency</text:p>
      <text:p text:style-name="P2"/>
      <text:p text:style-name="P2"/>
      <text:p text:style-name="P2"><text:soft-page-break/>Thread-Level Parallelism</text:p>
      <text:p text:style-name="P2"/>
      <text:p text:style-name="P2"/>
      <text:p text:style-name="P3">A look at today’s software trends reveals that server</text:p>
      <text:p text:style-name="P3">applications consist of multiple threads or processes that</text:p>
      <text:p text:style-name="P3">can be executed in parallel.</text:p>
      <text:p text:style-name="P3"/>
      <text:p text:style-name="P3">By adding more</text:p>
      <text:p text:style-name="P3">processors, applications potentially get substantial</text:p>
      <text:p text:style-name="P3">performance improvement by executing multiple</text:p>
      <text:p text:style-name="P3">threads on multiple processors at the same time</text:p>
      <text:p text:style-name="P3"/>
      <text:p text:style-name="P3">One of these techniques is chip</text:p>
      <text:p text:style-name="P3">multiprocessing (CMP), where two processors are put</text:p>
      <text:p text:style-name="P3">on a single die</text:p>
      <text:p text:style-name="P3">The two processors each have a full set</text:p>
      <text:p text:style-name="P3">of execution and architectural resources.</text:p>
      <text:p text:style-name="P3">The</text:p>
      <text:p text:style-name="P3">processors may or may not share a large on-chip cache.</text:p>
      <text:p text:style-name="P3">a CMP chip is significantly larger</text:p>
      <text:p text:style-name="P3">than the size of a single-core chip and therefore more</text:p>
      <text:p text:style-name="P3">expensive to manufacture;</text:p>
      <text:p text:style-name="P3"/>
      <text:p text:style-name="P3">Another approach is to allow a single processor to</text:p>
      <text:p text:style-name="P3">execute multiple threads by switching between them.</text:p>
      <text:p text:style-name="P3">Time-slice multithreading is where the processor</text:p>
      <text:p text:style-name="P3">switches between software threads after a fixed time</text:p>
      <text:p text:style-name="P3">period. Time-slice multithreading can result in wasted</text:p>
      <text:p text:style-name="P3">execution slots but can effectively minimize the effects</text:p>
      <text:p text:style-name="P3">of long latencies to memory.</text:p>
      <text:p text:style-name="P3">Switch-on-event multi-</text:p>
      <text:p text:style-name="P3">threading would switch threads on long latency events</text:p>
      <text:p text:style-name="P3">such as cache misses. This approach can work well for</text:p>
      <text:p text:style-name="P3">server applications that have large numbers of cache</text:p>
      <text:p text:style-name="P3">misses and where the two threads are executing similar</text:p>
      <text:p text:style-name="P3">tasks.</text:p>
      <text:p text:style-name="P3">Both do not achieve optimal</text:p>
      <text:p text:style-name="P3">overlap of many sources of inefficient resource usage,</text:p>
      <text:p text:style-name="P3">such</text:p>
      <text:p text:style-name="P3">as</text:p>
      <text:p text:style-name="P3">branch</text:p>
      <text:p text:style-name="P3">mispredictions,</text:p>
      <text:p text:style-name="P3">instruction</text:p>
      <text:p text:style-name="P3">dependencies, etc.</text:p>
      <text:p text:style-name="P3"/>
      <text:p text:style-name="P3"/>
      <text:p text:style-name="P3">Finally, there is simultaneous multi-threading, where</text:p>
      <text:p text:style-name="P3">multiple threads can execute on a single processor</text:p>
      <text:p text:style-name="P3">without switching. The threads execute simultaneously</text:p>
      <text:p text:style-name="P3">and make much better use of the resources. This</text:p>
      <text:p text:style-name="P3">approach makes the most effective use of processor</text:p>
      <text:p text:style-name="P3">resources: it maximizes the performance vs. transistor</text:p>
      <text:p text:style-name="P3"><text:soft-page-break/>count and power consumption.</text:p>
      <text:p text:style-name="P3"/>
      <text:p text:style-name="P3"/>
      <text:p text:style-name="P3">Hyper-Threading Technology brings the simultaneous</text:p>
      <text:p text:style-name="P3">multi-threading approach to the Intel architecture</text:p>
      <text:p text:style-name="P3"/>
      <text:p text:style-name="P3"/>
      <text:p text:style-name="P3"/>
      <text:p text:style-name="P3"/>
      <text:p text:style-name="P4">HYPER-THREADING TECHNOLOGY</text:p>
      <text:p text:style-name="P4">ARCHITECTURE</text:p>
      <text:p text:style-name="P4"/>
      <text:p text:style-name="P4"/>
      <text:p text:style-name="P5">Hyper-Threading Technology makes a single physical</text:p>
      <text:p text:style-name="P5">processor appear as multiple logical processors</text:p>
      <text:p text:style-name="P5">To do this, there is one copy of the architecture state for</text:p>
      <text:p text:style-name="P5">each logical processor, and the logical processors share</text:p>
      <text:p text:style-name="P5">a single set of physical execution resources.</text:p>
      <text:p text:style-name="P5"/>
      <text:p text:style-name="P5"/>
      <text:p text:style-name="P5">IMAGEN</text:p>
      <text:p text:style-name="P5"/>
      <text:p text:style-name="P5"/>
      <text:p text:style-name="P5">Each logical processor maintains a complete set of the</text:p>
      <text:p text:style-name="P5">architecture state. The architecture state consists of</text:p>
      <text:p text:style-name="P5">registers including the general-purpose registers, the</text:p>
      <text:p text:style-name="P5">control registers, the advanced programmable interrupt</text:p>
      <text:p text:style-name="P5">controller (APIC) registers, and some machine state</text:p>
      <text:p text:style-name="P5">registers.</text:p>
      <text:p text:style-name="P5"/>
      <text:p text:style-name="P6">The number of transistors to store</text:p>
      <text:p text:style-name="P6">the architecture state is an extremely small fraction of</text:p>
      <text:p text:style-name="P6">the total. Logical processors share nearly all other</text:p>
      <text:p text:style-name="P6">resources on the physical processor, such as caches, execution units, branch predictors, control logic, and</text:p>
      <text:p text:style-name="P6">buses.</text:p>
      <text:p text:style-name="P6"/>
      <text:p text:style-name="P7">Each logical processor has its own interrupt controller</text:p>
      <text:p text:style-name="P7">or APIC. Interrupts sent to a specific logical processor</text:p>
      <text:p text:style-name="P7">are handled only by that logical processor.</text:p>
      <text:p text:style-name="P7"/>
      <text:p text:style-name="P7"/>
      <text:p text:style-name="P8">Several goals.</text:p>
      <text:p text:style-name="P8">One</text:p>
      <text:p text:style-name="P8">goal was to minimize the die area cost of implementing</text:p>
      <text:p text:style-name="P8">Hyper-Threading Technology. the logical</text:p>
      <text:p text:style-name="P8">processors share the vast majority of microarchitecture</text:p>
      <text:p text:style-name="P8">resources and only a few small structures were</text:p>
      <text:p text:style-name="P8">replicated, the die area cost of the first implementation</text:p>
      <text:p text:style-name="P8">was less than 5% of the total die area.</text:p>
      <text:p text:style-name="P8"/>
      <text:p text:style-name="P8"/>
      <text:p text:style-name="P8"><text:soft-page-break/>A second goal was to ensure that when one logical</text:p>
      <text:p text:style-name="P8">processor is stalled the other logical processor could</text:p>
      <text:p text:style-name="P8">continue to make forward progress. A logical processor</text:p>
      <text:p text:style-name="P8">may be temporarily stalled for a variety of reasons,</text:p>
      <text:p text:style-name="P8">including servicing cache misses, handling branch</text:p>
      <text:p text:style-name="P8">mispredictions, or waiting for the results of previous</text:p>
      <text:p text:style-name="P8">instructions. Independent forward progress was ensured</text:p>
      <text:p text:style-name="P8">by managing buffering queues such that no logical</text:p>
      <text:p text:style-name="P8">processor can use all the entries when two active</text:p>
      <text:p text:style-name="P8">software threads 2 were executing. This is accomplished</text:p>
      <text:p text:style-name="P8">by either partitioning or limiting the number of active</text:p>
      <text:p text:style-name="P8">entries each thread can have.</text:p>
      <text:p text:style-name="P8"/>
      <text:p text:style-name="P8">A third goal was to allow a processor running only one</text:p>
      <text:p text:style-name="P8">active software thread to run at the same speed on a</text:p>
      <text:p text:style-name="P8">processor with Hyper-Threading Technology as on a</text:p>
      <text:p text:style-name="P8">processor without this capability. This means that</text:p>
      <text:p text:style-name="P8">partitioned resources should be recombined when only</text:p>
      <text:p text:style-name="P8">one software thread is active</text:p>
      <text:p text:style-name="P8"/>
      <text:p text:style-name="P8"/>
      <text:p text:style-name="P8">IM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1:33:43.472872755</meta:creation-date>
    <dc:date>2018-02-04T20:02:12.445207902</dc:date>
    <meta:editing-duration>PT7H58M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4" meta:paragraph-count="138" meta:word-count="809" meta:character-count="5655" meta:non-whitespace-character-count="4879"/>
  </office:meta>
</office:document-meta>
</file>